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671cm" fo:min-width="6.739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67cm" svg:height="1.577cm" svg:x="3.905cm" svg:y="11.742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5.699cm" svg:y="14.208cm"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.143cm" svg:height="1.143cm" svg:x="4.175cm" svg:y="14.335cm">
          <text:p text:style-name="P1"><text:span text:style-name="T1">ALU</text:span></text:p>
          <text:p text:style-name="P1"><text:span text:style-name="T1">shif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3" xml:id="id3" draw:id="id3" draw:layer="layout" svg:width="1.016cm" svg:height="1.143cm" svg:x="2.778cm" svg:y="14.335cm">
          <text:p text:style-name="P1"><text:span text:style-name="T1">LO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175cm" svg:y1="13.319cm" svg:x2="3.032cm" svg:y2="14.335cm">
          <text:p/>
        </draw:line>
        <draw:line draw:style-name="gr3" draw:text-style-name="P4" draw:layer="layout" svg:x1="4.683cm" svg:y1="13.319cm" svg:x2="4.683cm" svg:y2="14.335cm">
          <text:p/>
        </draw:line>
        <draw:line draw:style-name="gr3" draw:text-style-name="P4" draw:layer="layout" svg:x1="5.191cm" svg:y1="13.319cm" svg:x2="6.207cm" svg:y2="14.208cm">
          <text:p/>
        </draw:line>
        <draw:custom-shape draw:style-name="gr1" draw:text-style-name="P2" draw:layer="layout" svg:width="1.667cm" svg:height="1.577cm" svg:x="8.985cm" svg:y="11.795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10.779cm" svg:y="14.261cm"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43cm" svg:height="1.143cm" svg:x="9.255cm" svg:y="14.388cm">
          <text:p text:style-name="P1"><text:span text:style-name="T1">ALU</text:span></text:p>
          <text:p text:style-name="P1"><text:span text:style-name="T1">shi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1.016cm" svg:height="1.143cm" svg:x="7.731cm" svg:y="14.388cm">
          <text:p text:style-name="P1"><text:span text:style-name="T1">LO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9.255cm" svg:y1="13.372cm" svg:x2="8.112cm" svg:y2="14.388cm">
          <text:p/>
        </draw:line>
        <draw:line draw:style-name="gr3" draw:text-style-name="P4" draw:layer="layout" svg:x1="9.763cm" svg:y1="13.372cm" svg:x2="9.763cm" svg:y2="14.388cm">
          <text:p/>
        </draw:line>
        <draw:line draw:style-name="gr3" draw:text-style-name="P4" draw:layer="layout" svg:x1="10.271cm" svg:y1="13.372cm" svg:x2="11.287cm" svg:y2="14.261cm">
          <text:p/>
        </draw:line>
        <draw:custom-shape draw:style-name="gr1" draw:text-style-name="P2" draw:layer="layout" svg:width="1.667cm" svg:height="1.577cm" svg:x="13.954cm" svg:y="11.922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15.986cm" svg:y="14.462cm">
          <text:p text:style-name="P1"><text:span text:style-name="T1">ALU</text:span></text:p>
          <text:p text:style-name="P1"><text:span text:style-name="T1">MU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143cm" svg:height="1.143cm" svg:x="14.335cm" svg:y="14.462cm">
          <text:p text:style-name="P1"><text:span text:style-name="T1">ALU</text:span></text:p>
          <text:p text:style-name="P1"><text:span text:style-name="T1">shi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1.016cm" svg:height="1.143cm" svg:x="12.965cm" svg:y="14.489cm">
          <text:p text:style-name="P1"><text:span text:style-name="T1">LO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335cm" svg:y1="13.573cm" svg:x2="13.319cm" svg:y2="14.462cm">
          <text:p/>
        </draw:line>
        <draw:line draw:style-name="gr3" draw:text-style-name="P4" draw:layer="layout" svg:x1="14.843cm" svg:y1="13.573cm" svg:x2="14.97cm" svg:y2="14.462cm">
          <text:p/>
        </draw:line>
        <draw:line draw:style-name="gr3" draw:text-style-name="P4" draw:layer="layout" svg:x1="15.351cm" svg:y1="13.573cm" svg:x2="16.494cm" svg:y2="14.462cm">
          <text:p/>
        </draw:line>
        <draw:custom-shape draw:style-name="gr1" draw:text-style-name="P2" xml:id="id2" draw:id="id2" draw:layer="layout" svg:width="18.161cm" svg:height="1.524cm" svg:x="3.413cm" svg:y="9.128cm">
          <text:p text:style-name="P1"><text:span text:style-name="T1">576 entry ROB</text:span></text:p>
          <text:p text:style-name="P1"><text:span text:style-name="T1">288 entry free register file</text:span></text:p>
          <text:p text:style-name="P1"><text:span text:style-name="T1">retirement register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302cm" svg:y1="10.652cm" svg:x2="4.302cm" svg:y2="11.795cm">
          <text:p/>
        </draw:line>
        <draw:line draw:style-name="gr3" draw:text-style-name="P4" draw:layer="layout" svg:x1="5.191cm" svg:y1="10.652cm" svg:x2="5.191cm" svg:y2="11.795cm">
          <text:p/>
        </draw:line>
        <draw:line draw:style-name="gr3" draw:text-style-name="P4" draw:layer="layout" svg:x1="9.382cm" svg:y1="10.652cm" svg:x2="9.382cm" svg:y2="11.795cm">
          <text:p/>
        </draw:line>
        <draw:line draw:style-name="gr3" draw:text-style-name="P4" draw:layer="layout" svg:x1="10.271cm" svg:y1="10.652cm" svg:x2="10.271cm" svg:y2="11.795cm">
          <text:p/>
        </draw:line>
        <draw:line draw:style-name="gr3" draw:text-style-name="P4" draw:layer="layout" svg:x1="14.208cm" svg:y1="10.779cm" svg:x2="14.208cm" svg:y2="11.922cm">
          <text:p/>
        </draw:line>
        <draw:line draw:style-name="gr3" draw:text-style-name="P4" draw:layer="layout" svg:x1="15.224cm" svg:y1="10.779cm" svg:x2="15.224cm" svg:y2="11.922cm">
          <text:p/>
        </draw:line>
        <draw:custom-shape draw:style-name="gr1" draw:text-style-name="P2" draw:layer="layout" svg:width="1.667cm" svg:height="1.577cm" svg:x="19.78cm" svg:y="12.049cm">
          <text:p text:style-name="P1"><text:span text:style-name="T1">32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1.143cm" svg:height="1.27cm" svg:x="20.685cm" svg:y="14.589cm">
          <text:p text:style-name="P1"><text:span text:style-name="T1">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1.143cm" svg:height="1.143cm" svg:x="18.78cm" svg:y="14.589cm">
          <text:p text:style-name="P1"><text:span text:style-name="T1">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0.05cm" svg:y1="13.7cm" svg:x2="19.288cm" svg:y2="14.589cm">
          <text:p/>
        </draw:line>
        <draw:line draw:style-name="gr3" draw:text-style-name="P4" draw:layer="layout" svg:x1="20.558cm" svg:y1="13.7cm" svg:x2="21.193cm" svg:y2="14.462cm">
          <text:p/>
        </draw:line>
        <draw:line draw:style-name="gr3" draw:text-style-name="P4" draw:layer="layout" svg:x1="20.177cm" svg:y1="10.652cm" svg:x2="20.177cm" svg:y2="12.049cm">
          <text:p/>
        </draw:line>
        <draw:line draw:style-name="gr3" draw:text-style-name="P4" draw:layer="layout" svg:x1="21.193cm" svg:y1="10.652cm" svg:x2="21.193cm" svg:y2="12.049cm">
          <text:p/>
        </draw:line>
        <draw:line draw:style-name="gr3" draw:text-style-name="P4" draw:layer="layout" svg:x1="4.683cm" svg:y1="10.652cm" svg:x2="4.683cm" svg:y2="11.795cm">
          <text:p/>
        </draw:line>
        <draw:line draw:style-name="gr3" draw:text-style-name="P4" draw:layer="layout" svg:x1="9.763cm" svg:y1="10.652cm" svg:x2="9.763cm" svg:y2="11.795cm">
          <text:p/>
        </draw:line>
        <draw:line draw:style-name="gr3" draw:text-style-name="P4" draw:layer="layout" svg:x1="14.716cm" svg:y1="10.779cm" svg:x2="14.716cm" svg:y2="11.922cm">
          <text:p/>
        </draw:line>
        <draw:line draw:style-name="gr3" draw:text-style-name="P4" draw:layer="layout" svg:x1="20.685cm" svg:y1="10.652cm" svg:x2="20.685cm" svg:y2="12.049cm">
          <text:p/>
        </draw:line>
        <draw:custom-shape draw:style-name="gr1" draw:text-style-name="P2" xml:id="id1" draw:id="id1" draw:layer="layout" svg:width="3.937cm" svg:height="1.651cm" svg:x="10.525cm" svg:y="6.969cm">
          <text:p text:style-name="P1"><text:span text:style-name="T1">10 Issue Front end</text:span></text:p>
          <text:p text:style-name="P1"><text:span text:style-name="T1">full width with single 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494cm" svg:y1="8.62cm" svg:x2="12.494cm" svg:y2="9.128cm" draw:start-shape="id1" draw:start-glue-point="6" draw:end-shape="id2" draw:end-glue-point="4" svg:d="M12494 8620v508" svg:viewBox="0 0 1 509">
          <text:p/>
        </draw:connector>
        <draw:custom-shape draw:style-name="gr1" draw:text-style-name="P5" xml:id="id4" draw:id="id4" draw:layer="layout" svg:width="5.842cm" svg:height="2.54cm" svg:x="2.905cm" svg:y="16.875cm">
          <text:p text:style-name="P1"><text:span text:style-name="T2">128-256 KB </text:span></text:p>
          <text:p text:style-name="P1"><text:span text:style-name="T2">3 read ports</text:span></text:p>
          <text:p text:style-name="P1"><text:span text:style-name="T2">2 write ports</text:span></text:p>
          <text:p text:style-name="P1"><text:span text:style-name="T2">L1 Cach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63cm" svg:x1="3.286cm" svg:y1="15.478cm" svg:x2="5.826cm" svg:y2="16.875cm" draw:start-shape="id3" draw:start-glue-point="6" draw:end-shape="id4" svg:d="M3286 15478v762h2540v635" svg:viewBox="0 0 2541 1398">
          <text:p/>
        </draw:connector>
        <draw:connector draw:style-name="gr4" draw:text-style-name="P1" draw:layer="layout" draw:line-skew="0.037cm" svg:x1="8.239cm" svg:y1="15.531cm" svg:x2="5.826cm" svg:y2="16.875cm" draw:start-shape="id5" draw:start-glue-point="6" draw:end-shape="id4" draw:end-glue-point="0" svg:d="M8239 15531v709h-2413v635" svg:viewBox="0 0 2414 1345">
          <text:p/>
        </draw:connector>
        <draw:connector draw:style-name="gr4" draw:text-style-name="P1" draw:layer="layout" svg:x1="13.473cm" svg:y1="15.632cm" svg:x2="5.826cm" svg:y2="16.875cm" draw:start-shape="id6" draw:start-glue-point="6" draw:end-shape="id4" draw:end-glue-point="0" svg:d="M13473 15632v622h-7647v621" svg:viewBox="0 0 7648 1244">
          <text:p/>
        </draw:connector>
        <draw:connector draw:style-name="gr4" draw:text-style-name="P1" draw:layer="layout" draw:line-skew="-0.064cm" svg:x1="19.352cm" svg:y1="15.732cm" svg:x2="5.826cm" svg:y2="16.875cm" draw:start-shape="id7" draw:start-glue-point="6" draw:end-shape="id4" draw:end-glue-point="0" svg:d="M19352 15732v508h-13526v635" svg:viewBox="0 0 13527 1144">
          <text:p/>
        </draw:connector>
        <draw:connector draw:style-name="gr4" draw:text-style-name="P1" draw:layer="layout" draw:line-skew="-0.128cm" svg:x1="21.257cm" svg:y1="15.859cm" svg:x2="5.826cm" svg:y2="16.875cm" draw:start-shape="id8" draw:start-glue-point="6" draw:end-shape="id4" draw:end-glue-point="0" svg:d="M21257 15859v381h-15431v635" svg:viewBox="0 0 15432 1017">
          <text:p/>
        </draw:connector>
        <draw:custom-shape draw:style-name="gr1" draw:text-style-name="P2" xml:id="id9" draw:id="id9" draw:layer="layout" svg:width="3.175cm" svg:height="1.651cm" svg:x="10.906cm" svg:y="1.254cm">
          <text:p text:style-name="P1"><text:span text:style-name="T1">L1 Code Cache</text:span></text:p>
          <text:p text:style-name="P1"><text:span text:style-name="T1">128-256K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3.429cm" svg:height="1.27cm" svg:x="10.779cm" svg:y="4.556cm">
          <text:p text:style-name="P1"><text:span text:style-name="T1">Queue</text:span></text:p>
          <text:p text:style-name="P1"><text:span text:style-name="T1">36 En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494cm" svg:y1="2.905cm" svg:x2="12.494cm" svg:y2="4.556cm" draw:start-shape="id9" draw:start-glue-point="6" draw:end-shape="id10" draw:end-glue-point="4" svg:d="M12494 2905v1651" svg:viewBox="0 0 1 1652">
          <text:p/>
        </draw:connector>
        <draw:connector draw:style-name="gr4" draw:text-style-name="P1" draw:layer="layout" svg:x1="12.494cm" svg:y1="5.826cm" svg:x2="12.494cm" svg:y2="6.969cm" draw:start-shape="id10" draw:start-glue-point="6" draw:end-shape="id1" draw:end-glue-point="4" svg:d="M12494 5826v1143" svg:viewBox="0 0 1 1144">
          <text:p/>
        </draw:connector>
        <draw:frame draw:style-name="gr5" draw:text-style-name="P6" draw:layer="layout" svg:width="0.891cm" svg:height="0.645cm" svg:x="12.557cm" svg:y="6.08cm">
          <draw:text-box>
            <text:p><text:span text:style-name="T2">10</text:span></text:p>
          </draw:text-box>
        </draw:frame>
        <draw:frame draw:style-name="gr6" draw:text-style-name="P6" draw:layer="layout" svg:width="3.893cm" svg:height="0.645cm" svg:x="12.347cm" svg:y="3.413cm">
          <draw:text-box>
            <text:p><text:span text:style-name="T2">32 byte variable </text:span><text:span text:style-name="T2">width</text:span></text:p>
          </draw:text-box>
        </draw:frame>
        <draw:custom-shape draw:style-name="gr7" draw:text-style-name="P1" draw:layer="layout" svg:width="7.239cm" svg:height="2.921cm" svg:x="10.271cm" svg:y="16.748cm">
          <text:p text:style-name="P1">1.5 Mb L2 Cach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747cm" svg:y1="18.018cm" svg:x2="10.271cm" svg:y2="18.018cm">
          <text:p/>
        </draw:line>
        <officeooo:annotation svg:x="0cm" svg:y="0cm">
          <dc:date>2018-07-11T15:02:4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 d</meta:initial-creator>
    <meta:creation-date>2015-01-27T18:37:45</meta:creation-date>
    <dc:date>2018-07-11T15:08:51.288658683</dc:date>
    <meta:editing-duration>PT23M25S</meta:editing-duration>
    <meta:editing-cycles>15</meta:editing-cycles>
    <meta:generator>LibreOffice/5.1.6.2$Linux_X86_64 LibreOffice_project/10m0$Build-2</meta:generator>
    <meta:document-statistic meta:object-count="55"/>
  </office:meta>
</office:document-meta>
</file>